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111111"/>
    </style:style>
    <style:style style:name="P2" style:family="paragraph" style:parent-style-name="Standard">
      <style:text-properties fo:color="#111111" style:text-underline-style="none" fo:background-color="#fff200"/>
    </style:style>
    <style:style style:name="P3" style:family="paragraph" style:parent-style-name="Standard">
      <style:text-properties fo:color="#111111" style:text-underline-style="none" fo:background-color="#1c1c1c"/>
    </style:style>
    <style:style style:name="P4" style:family="paragraph" style:parent-style-name="Standard">
      <style:text-properties fo:color="#ed1c24"/>
    </style:style>
    <style:style style:name="P5" style:family="paragraph" style:parent-style-name="Standard">
      <style:text-properties fo:color="#ef413d"/>
    </style:style>
    <style:style style:name="P6" style:family="paragraph" style:parent-style-name="Standard">
      <style:text-properties fo:background-color="#1c1c1c"/>
    </style:style>
    <style:style style:name="T1" style:family="text">
      <style:text-properties fo:color="#ed1c24"/>
    </style:style>
    <style:style style:name="T2" style:family="text">
      <style:text-properties fo:background-color="#1c1c1c" loext:char-shading-value="0"/>
    </style:style>
    <style:style style:name="T3" style:family="text">
      <style:text-properties fo:background-color="#1c1c1c" loext:char-shading-value="0"/>
    </style:style>
    <style:style style:name="T4" style:family="text">
      <style:text-properties fo:color="#ef413d"/>
    </style:style>
    <style:style style:name="T5" style:family="text">
      <style:text-properties fo:color="#ef413d" fo:background-color="#1c1c1c" loext:char-shading-value="0"/>
    </style:style>
    <style:style style:name="T6" style:family="text">
      <style:text-properties fo:color="#ef413d" fo:background-color="#1c1c1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tGPT said:</text:p>
      <text:p text:style-name="P1">ChatGPT</text:p>
      <text:p text:style-name="P1">To configure and monitor PostgreSQL in Grafana, including finding history, status, and logs, follow these steps:</text:p>
      <text:p text:style-name="P1"/>
      <text:p text:style-name="Standard">1. Set Up PostgreSQL as a Data Source in Grafana</text:p>
      <text:p text:style-name="Standard">Log in to Grafana.</text:p>
      <text:p text:style-name="Standard">Go to Configuration &gt; Data Sources &gt; Add Data Source.</text:p>
      <text:p text:style-name="Standard">Select PostgreSQL.</text:p>
      <text:p text:style-name="Standard">Provide the following details:</text:p>
      <text:p text:style-name="Standard">Host: &lt;PostgreSQL_host&gt;:&lt;port&gt; (e.g., localhost:5432).</text:p>
      <text:p text:style-name="Standard">Database: Name of your PostgreSQL database.</text:p>
      <text:p text:style-name="Standard">User: PostgreSQL username.</text:p>
      <text:p text:style-name="Standard">Password: PostgreSQL password.</text:p>
      <text:p text:style-name="Standard">SSL Mode: Choose based on your security setup.</text:p>
      <text:p text:style-name="Standard">Click Save &amp; Test to confirm the connection.</text:p>
      <text:p text:style-name="Standard">2. Enable Query Monitoring in PostgreSQL</text:p>
      <text:p text:style-name="Standard">Enable logging and statistics collection in PostgreSQL:</text:p>
      <text:p text:style-name="Standard">Edit postgresql.conf:</text:p>
      <text:p text:style-name="Standard">bash</text:p>
      <text:p text:style-name="Standard">Copy code</text:p>
      <text:p text:style-name="Standard">vi /etc/postgresql/&lt;version&gt;/main/postgresql.conf</text:p>
      <text:p text:style-name="Standard">Enable the following parameters:</text:p>
      <text:p text:style-name="Standard">conf</text:p>
      <text:p text:style-name="Standard">Copy code</text:p>
      <text:p text:style-name="Standard">logging_collector = on</text:p>
      <text:p text:style-name="Standard">log_directory = 'pg_log'</text:p>
      <text:p text:style-name="Standard">log_filename = 'postgresql-%Y-%m-%d.log'</text:p>
      <text:p text:style-name="Standard">track_activities = on</text:p>
      <text:p text:style-name="Standard">track_counts = on</text:p>
      <text:p text:style-name="Standard">Restart PostgreSQL:</text:p>
      <text:p text:style-name="Standard">bash</text:p>
      <text:p text:style-name="Standard">Copy code</text:p>
      <text:p text:style-name="Standard">sudo systemctl restart postgresql</text:p>
      <text:p text:style-name="Standard">3. Query History, Status, and Logs</text:p>
      <text:p text:style-name="Standard">To fetch query history and status:</text:p>
      <text:p text:style-name="Standard">Use the pg_stat_activity view:</text:p>
      <text:p text:style-name="Standard">sql</text:p>
      <text:p text:style-name="Standard">Copy code</text:p>
      <text:p text:style-name="Standard">SELECT * FROM pg_stat_activity;</text:p>
      <text:p text:style-name="Standard">For logs, access the pg_log directory configured in postgresql.conf.</text:p>
      <text:p text:style-name="Standard">4. Create Dashboards in Grafana</text:p>
      <text:p text:style-name="Standard">Create a new dashboard and add panels using SQL queries:</text:p>
      <text:p text:style-name="Standard">Example: Active connections:</text:p>
      <text:p text:style-name="Standard">sql</text:p>
      <text:p text:style-name="Standard">Copy code</text:p>
      <text:p text:style-name="Standard">SELECT state, COUNT(*) FROM pg_stat_activity GROUP BY state;</text:p>
      <text:p text:style-name="Standard">Example: Query execution time:</text:p>
      <text:p text:style-name="Standard">sql</text:p>
      <text:p text:style-name="Standard"><text:soft-page-break/>Copy code</text:p>
      <text:p text:style-name="Standard">SELECT datname, sum(blks_hit) AS hits, sum(blks_read) AS reads FROM pg_stat_database GROUP BY datname;</text:p>
      <text:p text:style-name="Standard">Visualize the data using time-series graphs or tables.</text:p>
      <text:p text:style-name="Standard">5. Monitor Logs in Grafana</text:p>
      <text:p text:style-name="Standard">Use Loki (log aggregation tool) or similar to ingest PostgreSQL logs into Grafana.</text:p>
      <text:p text:style-name="Standard">Point your log files to Loki for better visualization and searching.</text:p>
      <text:p text:style-name="Standard">Let me know if you need help setting up specific dashboards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u said:</text:p>
      <text:p text:style-name="Standard">history status in grafana </text:p>
      <text:p text:style-name="Standard">ChatGPT said:</text:p>
      <text:p text:style-name="Standard">ChatGPT</text:p>
      <text:p text:style-name="Standard">In Grafana, to view history and status from PostgreSQL, you need to set up a dashboard that queries and visualizes historical and current metrics. Here's how to achieve that:</text:p>
      <text:p text:style-name="Standard"/>
      <text:p text:style-name="Standard">1. Ensure Data Source is Connected</text:p>
      <text:p text:style-name="Standard">Verify that your PostgreSQL database is added as a data source in Grafana under Configuration &gt; Data Sources.</text:p>
      <text:p text:style-name="Standard">Test the connection to ensure it's working.</text:p>
      <text:p text:style-name="Standard">2. Build a Dashboard for History and Status</text:p>
      <text:p text:style-name="Standard">Panel 1: Query History</text:p>
      <text:p text:style-name="Standard">Create a new panel in Grafana.</text:p>
      <text:p text:style-name="Standard">Use the following query to fetch query history:</text:p>
      <text:p text:style-name="Standard">sql</text:p>
      <text:p text:style-name="Standard">Copy code</text:p>
      <text:p text:style-name="Standard">SELECT query, state, backend_start, state_change </text:p>
      <text:p text:style-name="Standard">FROM pg_stat_activity </text:p>
      <text:p text:style-name="Standard">WHERE state IN ('active', 'idle') </text:p>
      <text:p text:style-name="Standard">ORDER BY backend_start DESC;</text:p>
      <text:p text:style-name="Standard">This shows the history of queries, their states, and timestamps.</text:p>
      <text:p text:style-name="Standard">Panel 2: Connection Status</text:p>
      <text:p text:style-name="Standard">Use this query to track the number of active, idle, or other states:</text:p>
      <text:p text:style-name="Standard">sql</text:p>
      <text:p text:style-name="Standard">Copy code</text:p>
      <text:p text:style-name="Standard">SELECT state, COUNT(*) </text:p>
      <text:p text:style-name="Standard">FROM pg_stat_activity </text:p>
      <text:p text:style-name="Standard">GROUP BY state;</text:p>
      <text:p text:style-name="Standard">Visualize it as a Bar Graph or Pie Chart.</text:p>
      <text:p text:style-name="Standard">Panel 3: Database Size Over Time</text:p>
      <text:p text:style-name="Standard">Use this query to monitor database size:</text:p>
      <text:p text:style-name="Standard">sql</text:p>
      <text:p text:style-name="Standard">Copy code</text:p>
      <text:p text:style-name="Standard">SELECT pg_database.datname AS database, </text:p>
      <text:p text:style-name="Standard"><text:soft-page-break/><text:s text:c="7"/>pg_size_pretty(pg_database_size(pg_database.datname)) AS size </text:p>
      <text:p text:style-name="Standard">FROM pg_database;</text:p>
      <text:p text:style-name="Standard">Display as a Table or Time-Series Graph.</text:p>
      <text:p text:style-name="Standard">Panel 4: Query Execution Metrics</text:p>
      <text:p text:style-name="Standard">Use pg_stat_statements (if enabled) for query performance:</text:p>
      <text:p text:style-name="Standard">sql</text:p>
      <text:p text:style-name="Standard">Copy code</text:p>
      <text:p text:style-name="Standard">SELECT query, calls, total_time, rows </text:p>
      <text:p text:style-name="Standard">FROM pg_stat_statements </text:p>
      <text:p text:style-name="Standard">ORDER BY total_time DESC LIMIT 10;</text:p>
      <text:p text:style-name="Standard">This shows the most time-consuming queries.</text:p>
      <text:p text:style-name="Standard">3. Visualizing Logs in Grafana</text:p>
      <text:p text:style-name="Standard">If logs are stored in the PostgreSQL pg_log directory or sent to an external log system (e.g., Loki), you can ingest and visualize them in Grafana.</text:p>
      <text:p text:style-name="Standard">Set up Loki as a data source, and create panels to search logs:</text:p>
      <text:p text:style-name="Standard">Search for errors, warnings, or specific patterns in your logs.</text:p>
      <text:p text:style-name="Standard">4. Use Alerts for Status Monitoring</text:p>
      <text:p text:style-name="Standard">Set up alerts in Grafana for:</text:p>
      <text:p text:style-name="Standard">High numbers of idle connections.</text:p>
      <text:p text:style-name="Standard">Long-running queries.</text:p>
      <text:p text:style-name="Standard">Database size thresholds.</text:p>
      <text:p text:style-name="Standard">Configure alerts under Alert Rules and send notifications via email, Slack, or other channels.</text:p>
      <text:p text:style-name="Standard">These steps will help you track historical and current status metrics from PostgreSQL in Grafana. Let me know if you need detailed help with specific queries or dashboard settings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u said:</text:p>
      <text:p text:style-name="Standard">i am <text:s/>using <text:s/>in <text:s text:c="2"/>grafan in postgresql <text:s/>data soures <text:s/>i <text:s/>have <text:s/>need to <text:s/>logs and <text:s/>status </text:p>
      <text:p text:style-name="Standard">ChatGPT said:</text:p>
      <text:p text:style-name="Standard">ChatGPT</text:p>
      <text:p text:style-name="Standard">To monitor logs and status in Grafana using PostgreSQL as a data source, follow these steps:</text:p>
      <text:p text:style-name="Standard"/>
      <text:p text:style-name="Standard">1. Prerequisites</text:p>
      <text:p text:style-name="Standard">Ensure PostgreSQL is configured as a data source in Grafana.</text:p>
      <text:p text:style-name="Standard">Enable logging and status tracking in PostgreSQL.</text:p>
      <text:p text:style-name="Standard">2. PostgreSQL Logs in Grafana</text:p>
      <text:p text:style-name="Standard">Grafana itself does not directly display logs from PostgreSQL. You need a log aggregation tool like Loki or Promtail to ingest PostgreSQL logs into Grafana.</text:p>
      <text:p text:style-name="Standard"/>
      <text:p text:style-name="Standard">Enable PostgreSQL Logs</text:p>
      <text:p text:style-name="Standard">Edit <text:span text:style-name="T1">postgresql.conf</text:span> to enable logging:</text:p>
      <text:p text:style-name="Standard">conf</text:p>
      <text:p text:style-name="Standard">Copy code</text:p>
      <text:p text:style-name="P4">logging_collector = on</text:p>
      <text:p text:style-name="P4">log_directory = 'pg_log'</text:p>
      <text:p text:style-name="P4"><text:soft-page-break/>log_filename = 'postgresql-%Y-%m-%d.log'</text:p>
      <text:p text:style-name="P4">log_statement = 'all' <text:s/># Log all queries (adjust as needed)</text:p>
      <text:p text:style-name="P4">log_duration = on <text:s text:c="5"/># Log query durations</text:p>
      <text:p text:style-name="Standard">Restart PostgreSQL:</text:p>
      <text:p text:style-name="Standard">bash</text:p>
      <text:p text:style-name="Standard">Copy code</text:p>
      <text:p text:style-name="P4">sudo systemctl restart postgresql</text:p>
      <text:p text:style-name="Standard">Ingest Logs with Loki</text:p>
      <text:p text:style-name="Standard">Install Loki and Promtail.</text:p>
      <text:p text:style-name="Standard">Configure Promtail to monitor PostgreSQL logs:</text:p>
      <text:p text:style-name="Standard">yaml</text:p>
      <text:p text:style-name="Standard">Copy code</text:p>
      <text:p text:style-name="P4">server:</text:p>
      <text:p text:style-name="P4"><text:s text:c="2"/>http_listen_port: 9080</text:p>
      <text:p text:style-name="P4"/>
      <text:p text:style-name="P4">positions:</text:p>
      <text:p text:style-name="P4"><text:s text:c="2"/>filename: /tmp/positions.yaml</text:p>
      <text:p text:style-name="P4"/>
      <text:p text:style-name="P4">clients:</text:p>
      <text:p text:style-name="P4"><text:s text:c="2"/>- url: http://&lt;loki_server&gt;:3100/loki/api/v1/push</text:p>
      <text:p text:style-name="P4"/>
      <text:p text:style-name="P4">scrape_configs:</text:p>
      <text:p text:style-name="P4"><text:s text:c="2"/>- job_name: 'postgresql-logs'</text:p>
      <text:p text:style-name="P4"><text:s text:c="4"/>static_configs:</text:p>
      <text:p text:style-name="P4"><text:s text:c="6"/>- targets:</text:p>
      <text:p text:style-name="P4"><text:s text:c="10"/>- localhost</text:p>
      <text:p text:style-name="P4"><text:s text:c="8"/>labels:</text:p>
      <text:p text:style-name="P4"><text:s text:c="10"/>job: postgresql</text:p>
      <text:p text:style-name="P4"><text:s text:c="10"/>__path__: /path/to/pg_log/*.log</text:p>
      <text:p text:style-name="Standard">Add Loki as a data source in Grafana and create panels to visualize logs.</text:p>
      <text:p text:style-name="Standard">3. PostgreSQL Status in Grafana</text:p>
      <text:p text:style-name="Standard">Use PostgreSQL queries to fetch current status metrics.</text:p>
      <text:p text:style-name="Standard"/>
      <text:p text:style-name="Standard">Common Queries for Status</text:p>
      <text:p text:style-name="Standard">Active Connections:</text:p>
      <text:p text:style-name="Standard"/>
      <text:p text:style-name="Standard">sql</text:p>
      <text:p text:style-name="Standard">Copy code</text:p>
      <text:p text:style-name="P4">SELECT state, COUNT(*) </text:p>
      <text:p text:style-name="P4">FROM pg_stat_activity </text:p>
      <text:p text:style-name="P4">GROUP BY state;</text:p>
      <text:p text:style-name="Standard">Visualize as Bar Chart or Pie Chart.</text:p>
      <text:p text:style-name="Standard"/>
      <text:p text:style-name="Standard">Slow Queries (<text:span text:style-name="T1">if pg_stat_statements is enabled</text:span>):</text:p>
      <text:p text:style-name="P3"/>
      <text:p text:style-name="P3"/>
      <text:p text:style-name="P4">SELECT query, calls, total_time </text:p>
      <text:p text:style-name="P4">FROM pg_stat_statements </text:p>
      <text:p text:style-name="P4">ORDER BY total_time DESC LIMIT 10;</text:p>
      <text:p text:style-name="Standard"><text:soft-page-break/>Display as a Table.</text:p>
      <text:p text:style-name="P4"/>
      <text:p text:style-name="Standard">Database Size:</text:p>
      <text:p text:style-name="Standard"/>
      <text:p text:style-name="Standard">sql</text:p>
      <text:p text:style-name="Standard">Copy code</text:p>
      <text:p text:style-name="P5">SELECT pg_database.datname AS database, </text:p>
      <text:p text:style-name="P5"><text:s text:c="7"/>pg_size_pretty(pg_database_size(pg_database.datname)) AS size </text:p>
      <text:p text:style-name="P5">FROM pg_database;</text:p>
      <text:p text:style-name="Standard">Locks:</text:p>
      <text:p text:style-name="Standard"/>
      <text:p text:style-name="Standard">sql</text:p>
      <text:p text:style-name="Standard">Copy code</text:p>
      <text:p text:style-name="P5">SELECT locktype, mode, COUNT(*) </text:p>
      <text:p text:style-name="P5">FROM pg_locks </text:p>
      <text:p text:style-name="P5">GROUP BY locktype, mode<text:span text:style-name="T3">;</text:span></text:p>
      <text:p text:style-name="Standard">4. Build a Dashboard</text:p>
      <text:p text:style-name="Standard">Create a new dashboard in Grafana.</text:p>
      <text:p text:style-name="Standard">Add panels for:</text:p>
      <text:p text:style-name="Standard">Logs (using Loki or similar).</text:p>
      <text:p text:style-name="Standard">Active connections, query statistics, and database size (using PostgreSQL queries).</text:p>
      <text:p text:style-name="Standard">5. Alerts for Monitoring</text:p>
      <text:p text:style-name="Standard">Set up alerts for critical metrics:</text:p>
      <text:p text:style-name="Standard"/>
      <text:p text:style-name="Standard">High idle connections:</text:p>
      <text:p text:style-name="Standard">sql</text:p>
      <text:p text:style-name="Standard">Copy code</text:p>
      <text:p text:style-name="P5">SELECT COUNT(*) </text:p>
      <text:p text:style-name="P5">FROM pg_stat_activity </text:p>
      <text:p text:style-name="P5">WHERE state = 'idle';</text:p>
      <text:p text:style-name="Standard">Long-running queries:</text:p>
      <text:p text:style-name="Standard">sql</text:p>
      <text:p text:style-name="Standard">Copy code</text:p>
      <text:p text:style-name="P5">SELECT query, now() - query_start AS duration </text:p>
      <text:p text:style-name="P5">FROM pg_stat_activity </text:p>
      <text:p text:style-name="P5">WHERE state = 'active' AND now() - query_start &gt; interval '5 minutes';</text:p>
      <text:p text:style-name="Standard">Configure alerts in Grafana for thresholds.</text:p>
      <text:p text:style-name="Standard"/>
      <text:p text:style-name="Standard">This setup ensures that logs and status metrics are available and monitored in Grafana. Let me know if you need help with specific configurations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u said:</text:p>
      <text:p text:style-name="Standard">i am <text:s/>also using <text:s/>in pometheus <text:s/></text:p>
      <text:p text:style-name="Standard">ChatGPT said:</text:p>
      <text:p text:style-name="Standard"><text:soft-page-break/>ChatGPT</text:p>
      <text:p text:style-name="Standard">If you're using Prometheus alongside Grafana for monitoring PostgreSQL, you can leverage Postgres Exporter to collect metrics and logs into Prometheus, which Grafana can visualize. Here's how to set it up:</text:p>
      <text:p text:style-name="Standard"/>
      <text:p text:style-name="Standard">1. Set Up PostgreSQL Exporter</text:p>
      <text:p text:style-name="Standard">The PostgreSQL Exporter collects metrics like connections, query performance, database size, and more, making them available to Prometheus.</text:p>
      <text:p text:style-name="Standard"/>
      <text:p text:style-name="Standard">Install PostgreSQL Exporter</text:p>
      <text:p text:style-name="Standard">Download and configure the exporter:</text:p>
      <text:p text:style-name="Standard">bash</text:p>
      <text:p text:style-name="Standard">Copy code</text:p>
      <text:p text:style-name="P5">wget https://github.com/prometheus-community/postgres_exporter/releases/download/v0.12.0/postgres_exporter-0.12.0.linux-amd64.tar.gz</text:p>
      <text:p text:style-name="P5">tar -xvzf postgres_exporter-*.tar.gz</text:p>
      <text:p text:style-name="P5">cd postgres_exporter-*</text:p>
      <text:p text:style-name="Standard">Configure the connection string:</text:p>
      <text:p text:style-name="Standard">Use a PostgreSQL user with appropriate permissions:</text:p>
      <text:p text:style-name="Standard">bash</text:p>
      <text:p text:style-name="Standard">Copy code</text:p>
      <text:p text:style-name="Standard"><text:span text:style-name="T4">export DATA_SOURCE_NAME="postgresql://&lt;user&gt;:&lt;password&gt;@&lt;host&gt;:&lt;port&gt;/&lt;database&gt;?sslmode=disable"</text:span></text:p>
      <text:p text:style-name="Standard">Start the exporter:</text:p>
      <text:p text:style-name="Standard">bash</text:p>
      <text:p text:style-name="Standard">Copy code</text:p>
      <text:p text:style-name="P5">./postgres_exporter</text:p>
      <text:p text:style-name="Standard">Run Exporter as a Service</text:p>
      <text:p text:style-name="Standard">Create a systemd service for the exporter to run in the background:</text:p>
      <text:p text:style-name="Standard">bash</text:p>
      <text:p text:style-name="Standard">Copy code</text:p>
      <text:p text:style-name="P5">sudo vi /etc/systemd/system/postgres_exporter.service</text:p>
      <text:p text:style-name="Standard">Add:</text:p>
      <text:p text:style-name="Standard">ini</text:p>
      <text:p text:style-name="Standard">Copy code</text:p>
      <text:p text:style-name="P5">[Unit]</text:p>
      <text:p text:style-name="P5">Description=Prometheus PostgreSQL Exporter</text:p>
      <text:p text:style-name="P5">After=network.target</text:p>
      <text:p text:style-name="P5"/>
      <text:p text:style-name="P5">[Service]</text:p>
      <text:p text:style-name="P5">User=postgres</text:p>
      <text:p text:style-name="P5">Environment="DATA_SOURCE_NAME=postgresql://&lt;user&gt;:&lt;password&gt;@&lt;host&gt;:&lt;port&gt;/&lt;database&gt;?sslmode=disable"</text:p>
      <text:p text:style-name="P5">ExecStart=/path/to/postgres_exporter</text:p>
      <text:p text:style-name="P5"/>
      <text:p text:style-name="P5">[Install]</text:p>
      <text:p text:style-name="P5">WantedBy=multi-user.target</text:p>
      <text:p text:style-name="Standard">Reload and start:</text:p>
      <text:p text:style-name="Standard">bash</text:p>
      <text:p text:style-name="Standard"><text:soft-page-break/>Copy code</text:p>
      <text:p text:style-name="P5">sudo systemctl daemon-reload</text:p>
      <text:p text:style-name="P5">sudo systemctl start postgres_exporter</text:p>
      <text:p text:style-name="P5">sudo systemctl enable postgres_exporter</text:p>
      <text:p text:style-name="Standard">2. Configure Prometheus</text:p>
      <text:p text:style-name="Standard">Add PostgreSQL Exporter to the Prometheus configuration:</text:p>
      <text:p text:style-name="Standard">Edit prometheus.yml:</text:p>
      <text:p text:style-name="Standard">yaml</text:p>
      <text:p text:style-name="Standard">Copy code</text:p>
      <text:p text:style-name="P5">scrape_configs:</text:p>
      <text:p text:style-name="P5"><text:s text:c="2"/>- job_name: 'postgresql'</text:p>
      <text:p text:style-name="P5"><text:s text:c="4"/>static_configs:</text:p>
      <text:p text:style-name="P5"><text:s text:c="6"/>- targets: ['&lt;exporter_host&gt;:9187']</text:p>
      <text:p text:style-name="Standard">Restart Prometheus:</text:p>
      <text:p text:style-name="Standard">bash</text:p>
      <text:p text:style-name="Standard">Copy code</text:p>
      <text:p text:style-name="P6"><text:span text:style-name="T4">sudo systemctl restart prometheus</text:span></text:p>
      <text:p text:style-name="Standard">3. Use Grafana for Logs and Status</text:p>
      <text:p text:style-name="Standard">Import Dashboards</text:p>
      <text:p text:style-name="Standard">Use pre-built Grafana dashboards for PostgreSQL + Prometheus:</text:p>
      <text:p text:style-name="P5">Go to Grafana &gt; Create &gt; Import Dashboard.</text:p>
      <text:p text:style-name="Standard"><text:span text:style-name="T4">Use dashboard ID 9628</text:span> (Prometheus PostgreSQL Exporter) or another relevant ID from the Grafana library.</text:p>
      <text:p text:style-name="Standard">Link it to your Prometheus data source.</text:p>
      <text:p text:style-name="Standard">Logs in Prometheus (via Loki)</text:p>
      <text:p text:style-name="Standard">If PostgreSQL logs are needed in Grafana:</text:p>
      <text:p text:style-name="Standard">Use Loki to ingest logs, as Prometheus focuses on metrics, not logs.</text:p>
      <text:p text:style-name="Standard">Follow Loki setup instructions and configure Promtail to ship PostgreSQL logs to Loki.</text:p>
      <text:p text:style-name="Standard">4. Common Metrics for Panels</text:p>
      <text:p text:style-name="Standard">Use the following queries to build custom panels:</text:p>
      <text:p text:style-name="Standard"/>
      <text:p text:style-name="Standard">Active Connections:</text:p>
      <text:p text:style-name="Standard"/>
      <text:p text:style-name="P5">promql</text:p>
      <text:p text:style-name="P5">Copy code</text:p>
      <text:p text:style-name="P5">pg_stat_activity_count{state="active"}</text:p>
      <text:p text:style-name="Standard">Idle Connections:</text:p>
      <text:p text:style-name="Standard"/>
      <text:p text:style-name="Standard">promql</text:p>
      <text:p text:style-name="Standard">Copy code</text:p>
      <text:p text:style-name="P5">pg_stat_activity_count{state="idle"}</text:p>
      <text:p text:style-name="Standard">Database Size:</text:p>
      <text:p text:style-name="Standard"/>
      <text:p text:style-name="Standard">promql</text:p>
      <text:p text:style-name="Standard">Copy code</text:p>
      <text:p text:style-name="P5">pg_database_size_bytes</text:p>
      <text:p text:style-name="Standard">Slow Queries:</text:p>
      <text:p text:style-name="Standard"/>
      <text:p text:style-name="Standard">promql</text:p>
      <text:p text:style-name="Standard"><text:soft-page-break/>Copy code</text:p>
      <text:p text:style-name="P5">rate(pg_stat_statements_total_time{query!=""}[5m])</text:p>
      <text:p text:style-name="Standard">Logs (if using Loki): Use Loki's log queries to display error logs or patterns from PostgreSQL.</text:p>
      <text:p text:style-name="Standard"/>
      <text:p text:style-name="Standard">5. Alerts</text:p>
      <text:p text:style-name="Standard">Set up alerts in Grafana or Prometheus for critical events:</text:p>
      <text:p text:style-name="Standard"/>
      <text:p text:style-name="Standard">High idle connections:</text:p>
      <text:p text:style-name="Standard">promql</text:p>
      <text:p text:style-name="Standard">Copy code</text:p>
      <text:p text:style-name="P5">pg_stat_activity_count{state="idle"} &gt; 50</text:p>
      <text:p text:style-name="Standard">Slow query threshold:</text:p>
      <text:p text:style-name="Standard">promql</text:p>
      <text:p text:style-name="Standard">Copy code</text:p>
      <text:p text:style-name="P5">pg_stat_statements_total_time / pg_stat_statements_calls &gt; 5</text:p>
      <text:p text:style-name="Standard">Let me know if you need help with exporter installation or Prometheus queries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u said:</text:p>
      <text:p text:style-name="Standard">how to setup in loki </text:p>
      <text:p text:style-name="Standard">ChatGPT said:</text:p>
      <text:p text:style-name="Standard">ChatGPT</text:p>
      <text:p text:style-name="Standard">To set up Loki for monitoring logs in Grafana, follow these steps:</text:p>
      <text:p text:style-name="Standard"/>
      <text:p text:style-name="Standard">1. Install Loki</text:p>
      <text:p text:style-name="Standard">Using Docker (Recommended)</text:p>
      <text:p text:style-name="Standard">Run the Loki container:</text:p>
      <text:p text:style-name="Standard">bash</text:p>
      <text:p text:style-name="Standard">Copy code</text:p>
      <text:p text:style-name="P5">docker run -d --name=loki -p 3100:3100 grafana/loki:latest</text:p>
      <text:p text:style-name="Standard">Verify Loki is running by accessing <text:span text:style-name="T4">http://&lt;server_ip&gt;:3100/metrics.</text:span></text:p>
      <text:p text:style-name="Standard">Manual Installation</text:p>
      <text:p text:style-name="Standard">Download Loki binary:</text:p>
      <text:p text:style-name="Standard">bash</text:p>
      <text:p text:style-name="Standard">Copy code</text:p>
      <text:p text:style-name="P5">wget https://github.com/grafana/loki/releases/download/v2.9.0/loki-linux-amd64.zip</text:p>
      <text:p text:style-name="P5">unzip loki-linux-amd64.zip</text:p>
      <text:p text:style-name="P5">chmod +x loki-linux-amd64</text:p>
      <text:p text:style-name="P5">mv loki-linux-amd64 /usr/local/bin/loki</text:p>
      <text:p text:style-name="Standard">Create a configuration file l<text:span text:style-name="T3">oki-config.yaml:</text:span></text:p>
      <text:p text:style-name="Standard">yaml</text:p>
      <text:p text:style-name="Standard">Copy code</text:p>
      <text:p text:style-name="P5">auth_enabled: false</text:p>
      <text:p text:style-name="P5"/>
      <text:p text:style-name="P5">server:</text:p>
      <text:p text:style-name="P5"><text:soft-page-break/><text:s text:c="2"/>http_listen_port: 3100</text:p>
      <text:p text:style-name="P5"/>
      <text:p text:style-name="P5">ingester:</text:p>
      <text:p text:style-name="P5"><text:s text:c="2"/>lifecycler:</text:p>
      <text:p text:style-name="P5"><text:s text:c="4"/>ring:</text:p>
      <text:p text:style-name="P5"><text:s text:c="6"/>kvstore:</text:p>
      <text:p text:style-name="P5"><text:s text:c="8"/>store: inmemory</text:p>
      <text:p text:style-name="P5"><text:s text:c="6"/>replication_factor: 1</text:p>
      <text:p text:style-name="P5"><text:s text:c="2"/>chunk_idle_period: 5m</text:p>
      <text:p text:style-name="P5"><text:s text:c="2"/>chunk_retain_period: 30s</text:p>
      <text:p text:style-name="P5"><text:s text:c="2"/>max_transfer_retries: 0</text:p>
      <text:p text:style-name="P5"/>
      <text:p text:style-name="P5">schema_config:</text:p>
      <text:p text:style-name="P5"><text:s text:c="2"/>configs:</text:p>
      <text:p text:style-name="P5"><text:s text:c="4"/>- from: 2020-10-24</text:p>
      <text:p text:style-name="P5"><text:s text:c="6"/>store: boltdb-shipper</text:p>
      <text:p text:style-name="P5"><text:s text:c="6"/>object_store: filesystem</text:p>
      <text:p text:style-name="P5"><text:s text:c="6"/>schema: v11</text:p>
      <text:p text:style-name="P5"><text:s text:c="6"/>index:</text:p>
      <text:p text:style-name="P5"><text:s text:c="8"/>prefix: index_</text:p>
      <text:p text:style-name="P5"><text:s text:c="8"/>period: 24h</text:p>
      <text:p text:style-name="P5"/>
      <text:p text:style-name="P5">storage_config:</text:p>
      <text:p text:style-name="P5"><text:s text:c="2"/>boltdb_shipper:</text:p>
      <text:p text:style-name="P5"><text:s text:c="4"/>active_index_directory: /tmp/loki/index</text:p>
      <text:p text:style-name="P5"><text:s text:c="4"/>cache_location: /tmp/loki/boltdb-cache</text:p>
      <text:p text:style-name="P5"><text:s text:c="4"/>shared_store: filesystem</text:p>
      <text:p text:style-name="P5"><text:s text:c="2"/>filesystem:</text:p>
      <text:p text:style-name="P5"><text:s text:c="4"/>directory: /tmp/loki/chunks</text:p>
      <text:p text:style-name="P5"/>
      <text:p text:style-name="P5">chunk_store_config:</text:p>
      <text:p text:style-name="P5"><text:s text:c="2"/>max_look_back_period: 0s</text:p>
      <text:p text:style-name="Standard"/>
      <text:p text:style-name="P5">table_manager:</text:p>
      <text:p text:style-name="P5"><text:s text:c="2"/>retention_deletes_enabled: false</text:p>
      <text:p text:style-name="P5"><text:s text:c="2"/>retention_period: 0s</text:p>
      <text:p text:style-name="Standard">Start Loki:</text:p>
      <text:p text:style-name="Standard">bash</text:p>
      <text:p text:style-name="Standard">Copy code</text:p>
      <text:p text:style-name="P5">loki -config.file=loki-config.yaml</text:p>
      <text:p text:style-name="Standard">2. Install Promtail</text:p>
      <text:p text:style-name="Standard">Promtail is used to ship logs from your system to Loki.</text:p>
      <text:p text:style-name="Standard"/>
      <text:p text:style-name="Standard">Download Promtail:</text:p>
      <text:p text:style-name="Standard">bash</text:p>
      <text:p text:style-name="Standard">Copy code</text:p>
      <text:p text:style-name="P5">wget https://github.com/grafana/loki/releases/download/v2.9.0/promtail-linux-amd64.zip</text:p>
      <text:p text:style-name="P5">unzip promtail-linux-amd64.zip</text:p>
      <text:p text:style-name="P5">chmod +x promtail-linux-amd64</text:p>
      <text:p text:style-name="P5"><text:soft-page-break/>mv promtail-linux-amd64 /usr/local/bin/promtail</text:p>
      <text:p text:style-name="Standard">Create a configuration file <text:span text:style-name="T3">promtail-config.yaml:</text:span></text:p>
      <text:p text:style-name="Standard">yaml</text:p>
      <text:p text:style-name="Standard">Copy code</text:p>
      <text:p text:style-name="P5">server:</text:p>
      <text:p text:style-name="P5"><text:s text:c="2"/>http_listen_port: 9080</text:p>
      <text:p text:style-name="P5">clients:</text:p>
      <text:p text:style-name="P5"><text:s text:c="2"/>- url: http://&lt;loki_server&gt;:3100/loki/api/v1/push</text:p>
      <text:p text:style-name="P5">positions:</text:p>
      <text:p text:style-name="P5"><text:s text:c="2"/>filename: /var/log/promtail-positions.yaml</text:p>
      <text:p text:style-name="P5">scrape_configs:</text:p>
      <text:p text:style-name="P5"><text:s text:c="2"/>- job_name: system</text:p>
      <text:p text:style-name="P5"><text:s text:c="4"/>static_configs:</text:p>
      <text:p text:style-name="P5"><text:s text:c="6"/>- targets:</text:p>
      <text:p text:style-name="P5"><text:s text:c="10"/>- localhost</text:p>
      <text:p text:style-name="P5"><text:s text:c="8"/>labels:</text:p>
      <text:p text:style-name="P5"><text:s text:c="10"/>job: varlogs</text:p>
      <text:p text:style-name="P5"><text:s text:c="10"/>__path__: /var/log/*.log</text:p>
      <text:p text:style-name="Standard">Start Promtail:</text:p>
      <text:p text:style-name="Standard">bash</text:p>
      <text:p text:style-name="Standard">Copy code</text:p>
      <text:p text:style-name="P5">promtail -config.file=promtail-config.yaml</text:p>
      <text:p text:style-name="Standard">3. Add Loki as a Data Source in Grafana</text:p>
      <text:p text:style-name="Standard">Go to Configuration &gt; Data Sources in Grafana.</text:p>
      <text:p text:style-name="Standard">Click Add Data Source and select Loki.</text:p>
      <text:p text:style-name="Standard">Enter Loki's URL <text:span text:style-name="T6">(http://&lt;loki_server&gt;:3100).</text:span></text:p>
      <text:p text:style-name="Standard">Save and test the connection.</text:p>
      <text:p text:style-name="Standard">4. Visualize Logs in Grafana</text:p>
      <text:p text:style-name="Standard">Create a new dashboard or panel.</text:p>
      <text:p text:style-name="Standard">Select Loki as the data source.</text:p>
      <text:p text:style-name="Standard">Use a query to view logs:</text:p>
      <text:p text:style-name="Standard">logql</text:p>
      <text:p text:style-name="Standard">Copy code</text:p>
      <text:p text:style-name="P5">{job="varlogs"} |= "error"</text:p>
      <text:p text:style-name="P6">|= filters logs containing a specific keyword (e.g., "error").</text:p>
      <text:p text:style-name="Standard"><text:span text:style-name="T3">|~ filters </text:span>logs matching a regex pattern.</text:p>
      <text:p text:style-name="Standard">5. Alerts for Logs</text:p>
      <text:p text:style-name="Standard">Enable alerting in Grafana for specific log conditions:</text:p>
      <text:p text:style-name="Standard">Example: Trigger an alert if an "error" appears in logs.</text:p>
      <text:p text:style-name="Standard">Configure notification channels (e.g., email, Slack) for alerts.</text:p>
      <text:p text:style-name="Standard">6. Integrate PostgreSQL Logs</text:p>
      <text:p text:style-name="Standard">Point Promtail to PostgreSQL's log directory in promtail-config.yaml:</text:p>
      <text:p text:style-name="Standard">yaml</text:p>
      <text:p text:style-name="Standard">Copy code</text:p>
      <text:p text:style-name="P5">scrape_configs:</text:p>
      <text:p text:style-name="P5"><text:s text:c="2"/>- job_name: postgresql</text:p>
      <text:p text:style-name="P5"><text:s text:c="4"/>static_configs:</text:p>
      <text:p text:style-name="P5"><text:s text:c="6"/>- targets:</text:p>
      <text:p text:style-name="P5"><text:s text:c="10"/>- localhost</text:p>
      <text:p text:style-name="P5"><text:soft-page-break/><text:s text:c="8"/>labels:</text:p>
      <text:p text:style-name="P5"><text:s text:c="10"/>job: postgresql</text:p>
      <text:p text:style-name="P5"><text:s text:c="10"/>__path__: /var/log/postgresql/*.log</text:p>
      <text:p text:style-name="Standard">Restart Promtail:</text:p>
      <text:p text:style-name="Standard">bash</text:p>
      <text:p text:style-name="Standard">Copy code</text:p>
      <text:p text:style-name="P5">promtail -config.file=promtail-config.yaml</text:p>
      <text:p text:style-name="Standard">Let me know if you need further details!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8T14:14:20.821104382</meta:creation-date>
    <dc:date>2024-11-28T15:44:09.451679188</dc:date>
    <meta:editing-duration>PT59M15S</meta:editing-duration>
    <meta:editing-cycles>1</meta:editing-cycles>
    <meta:document-statistic meta:table-count="0" meta:image-count="0" meta:object-count="0" meta:page-count="11" meta:paragraph-count="423" meta:word-count="1721" meta:character-count="12853" meta:non-whitespace-character-count="11218"/>
    <meta:generator>LibreOffice/6.0.7.3$Linux_X86_64 LibreOffice_project/00m0$Build-3</meta:generator>
  </office:meta>
</office:document-meta>
</file>